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officeooo:rsid="0016a24b" officeooo:paragraph-rsid="0016a24b"/>
    </style:style>
    <style:style style:name="P2" style:family="paragraph" style:parent-style-name="Text_20_body" style:list-style-name="L1"/>
    <style:style style:name="P3" style:family="paragraph" style:parent-style-name="Text_20_body" style:list-style-name="L2">
      <style:text-properties officeooo:rsid="0016a24b" officeooo:paragraph-rsid="0019b4f4"/>
    </style:style>
    <style:style style:name="P4" style:family="paragraph" style:parent-style-name="Text_20_body" style:list-style-name="L3">
      <style:text-properties officeooo:rsid="0016a24b" officeooo:paragraph-rsid="0016a24b"/>
    </style:style>
    <style:style style:name="P5" style:family="paragraph" style:parent-style-name="Title" style:master-page-name="MP0">
      <style:paragraph-properties style:page-number="auto" fo:break-before="page"/>
    </style:style>
    <style:style style:name="T1" style:family="text">
      <style:text-properties officeooo:rsid="0013514d"/>
    </style:style>
    <style:style style:name="T2" style:family="text">
      <style:text-properties officeooo:rsid="001a6f50"/>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Names in Annotations/Pragmas</text:p>
      <text:p text:style-name="Text_20_body"/>
      <text:p text:style-name="Text_20_body">A name occurring in an annotation or its corresponding pragma may not be recognised by the gnat front-end. <text:s/>There are a number of reasons for this:</text:p>
      <text:list xml:id="list8800272512887268471" text:style-name="L1">
        <text:list-item>
          <text:p text:style-name="P2">The name is declared in an annotation and not in the Ada text,</text:p>
        </text:list-item>
        <text:list-item>
          <text:p text:style-name="P2">The name is declared in the Ada text, but it is not apparent to the front end that the package declaring the name needs to be with’d,</text:p>
        </text:list-item>
        <text:list-item>
          <text:p text:style-name="P2">The name is declared in the Ada text in another package, but it is not apparent to the front end that the package is required at the time of analysing the pragma and there is a local declaration with the same direct name. <text:s/>The front end will choose the local name rather than the name from the other package.</text:p>
        </text:list-item>
      </text:list>
      <text:p text:style-name="Text_20_body">There are other issues related to names in annotations. <text:s/>The analysis of the SPARK pragmas may require the “with” of a package that is not required in the Ada text. <text:s/>In the SPARK text there would be an Aquire annotation/pragma. <text:s/>This means that Aquire pragmas may have to become with clauses, although it may be the case that a package specification does not reference any aquired package. <text:s/>In either of these two cases this may lead to compiler warnings regarding unused with clauses.</text:p>
      <text:p text:style-name="Text_20_body">If with a clause is placed on a package declaration and the same with clause is placed on the package body, as is likely to happen if Aquire annotations on a package declarations give rise to with clauses, then the front end may generate a warning regarding the with clause on the package body as a redundant construct.</text:p>
      <text:p text:style-name="Text_20_body">Warning messages regarding a with clause for a package which is not used in the Ada text of the package specification can be suppressed using pragma Warnings (Off, &lt;package_name&gt;). <text:s/>I think this will only suppress the warning regarding the unused with clause for the aquired package.</text:p>
      <text:p text:style-name="Text_20_body">A warning generated from a with clause on a package body which is redundant is trickier. <text:s/>The front end still reports a redundant construct if the pragma Warnings (Off, &lt;package_name&gt;) is placed after the errant with clause. <text:s/>If it is placed before the errant with clause a semantic error is reported by the front end that &lt;package_name&gt; is not visible.</text:p>
      <text:p text:style-name="Text_20_body">The pragma Warning (“R”) applied prior to the errant with clause can be used to suppress the redundant with clause but pragma Warning (“R”) is non-specific and will suppress all redundant construct warning messages. <text:s/>I think we will have to live with this.</text:p>
      <text:p text:style-name="Text_20_body">One of the important redundant constructs that the front end detects is unnecessary assignments. <text:s text:c="2"/>The SPARK analysis will detect these as well as some other unnecessary statements. <text:s/>The SPARK analysis could also check for redundant with clauses which are not due to an Aquire annotation on the package declaration.</text:p>
      <text:p text:style-name="Text_20_body">If Aquire annotations are to be converted to with clauses, then the annotation translator has to be aware of the context at the start of a compilation unit and only add with’s for the aquired packages that have not already been with’d. Quite an extra complication!</text:p>
      <text:p text:style-name="Text_20_body"><text:soft-page-break/>In a SPARK_Classic pragma a direct name is represented as an N_Identifier node. <text:s/>If a name is a direct name, then it is either declared in the Ada text in the current scope or it is declared in an annotation in the current scope. <text:s/>If it is declared in the Ada text N_Identifier node will have an Entity node declared by the front end. <text:s/>The N_Identifier node of a direct name which is declared in an annotation will not have an Entity node. <text:s/>To handle direct names – check if it has an entity node, if it has then the name is in the Atree. <text:s/>If it doesn’t then the name has to be in the SPARK dictionary.</text:p>
      <text:p text:style-name="P1">One possible extension of the new Examiner may be to allow direct names to refer to a parent package or enclosing package. <text:s/>This possibility does not affect the way the entity associated with the direct name is obtained. <text:s/>If it is a name declared in an annotation extra work is required to find its definition in the SPARK dictionary. <text:s/><text:span text:style-name="T2">However, there could be a situation where the name declared in the parent is directly visible in an annotation and at a later place in the current scope a declaration with the same is declared. <text:s/>Which entity will the front end choose: the one from the parent or the local entity? <text:s/>The rule in the new Examiner will be that if a name is declared locally, then a directly visible name from the parent must be prefixed with the parent's package name.</text:span></text:p>
      <text:p text:style-name="Text_20_body">An extended name in a SPARK_Classic pragma is represented as an N_Selected_Component. <text:s/>The prefix of the N_Selected_Component should be the name of an aquired or with’d package. <text:s/>The prefix may be a direct name, represented by an N_Identifier node, or an extended name, represented by an Selected_Component. <text:s/>If the prefix is an N_Identifier node then it should have a corresponding Entity node which is an E_Package entity kind. <text:s/>If the prefix is an N_Selected_Component node then the Selector of the node should be an N_Identifier node which is a package entity kind (i.e., it is a child package).</text:p>
      <text:p text:style-name="Text_20_body">Having obtained the package entity of an extended name it is now time to consider the Selector of the N_Selected_Component representing the extended component. <text:s/>This should be an N_Identifer node (or possibly an N_Operator_Symbol). <text:s/>If the node does not have an Entity, then it should be a name in the SPARK dictionary arising from an annotation. <text:s/>The name to look in the SPARK dictionary would be the extended name which will be the name of the package entity with the selector name appended with a “__” rather than a dot.</text:p>
      <text:p text:style-name="Text_20_body">If the Selector of the N_Selected component is an Entity, a check has to be to determine whether it is the correct entity. <text:s/>As described above, the front end may use the Entity of a locally declared entity rather than the Entity of the package given by the extended name. <text:s/></text:p>
      <text:p text:style-name="Text_20_body">One way to check this may be to obtain the Entity of the declaring package of the Selector Entity and check whether this is the same Entity as that obtained from the extended name of the with’d package. <text:s/>If it is the same, its ok, the correct Entity has been obtained. <text:s/>If it is not, the correct Entity has to be obtained from the package of the extended name. <text:s/>Unless the SPARK pragma occurs in a child package or a nested package the required Entity will be declared in the visible part of the with’d package, otherwise it could be from the private part, <text:span text:style-name="T1">or even the body of the enclosing package of a nested package</text:span>.</text:p>
      <text:p text:style-name="P1">From the above discussion, the following two stage algorithm is proposed:</text:p>
      <text:list xml:id="list1511788165568414613" text:style-name="L2">
        <text:list-item>
          <text:p text:style-name="P3">Obtain the entity associated with a name; the Entity is set to empty if there is no entity associated with the name,</text:p>
        </text:list-item>
        <text:list-item>
          <text:p text:style-name="P3">If there is no entity associated with a name, look up the name in the SPARK dictionary. <text:s/>If it does not exist in dictionary, the name has not been declared.</text:p>
        </text:list-item>
      </text:list>
      <text:p text:style-name="P1"><text:soft-page-break/>Obtain the entity associated with a name:</text:p>
      <text:list xml:id="list3158814808192509556" text:style-name="L3">
        <text:list-item>
          <text:p text:style-name="P4">If the name is represented by an N_Identifier, it is a direct name obtain the Entity associated with the node if it exists, <text:span text:style-name="T2">return Empty if it does not exist.</text:span></text:p>
        </text:list-item>
        <text:list-item>
          <text:p text:style-name="P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MacOSX_x86 LibreOffice_project/0a0440ccc0227ad9829de5f46be37cfb6edcf72</meta:generator>
    <meta:creation-date>2022-04-24T09:40:00Z</meta:creation-date>
    <dc:date>2022-05-04T16:45:03.887388195</dc:date>
    <meta:editing-cycles>6</meta:editing-cycles>
    <meta:editing-duration>PT7M23S</meta:editing-duration>
    <meta:document-statistic meta:table-count="0" meta:image-count="0" meta:object-count="0" meta:page-count="3" meta:paragraph-count="24" meta:word-count="1232" meta:character-count="6910" meta:non-whitespace-character-count="5670"/>
    <meta:template xlink:type="simple" xlink:actuate="onRequest" xlink:title="" xlink:href="Normal.dotm"/>
  </office:meta>
</office:document-meta>
</file>